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mbria" svg:font-family="Cambria, serif"/>
    <style:font-face style:name="Independent" svg:font-family="Independent, serif"/>
    <style:font-face style:name="Lohit Devanagari1" svg:font-family="'Lohit Devanagari'"/>
    <style:font-face style:name="charter" svg:font-family="charter, Georgia, Cambria, 'Times New Roman', Times, 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style:font-name="Independent" fo:font-size="13.5pt" fo:letter-spacing="normal" fo:font-style="normal" fo:font-weight="normal"/>
    </style:style>
    <style:style style:name="P2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style:font-name="Independent" fo:font-size="13.5pt" fo:letter-spacing="normal" fo:font-style="normal" fo:font-weight="normal"/>
    </style:style>
    <style:style style:name="P3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style:font-name="Independent" fo:font-size="13.5pt" fo:letter-spacing="normal" fo:font-style="normal" fo:font-weight="normal" officeooo:paragraph-rsid="00226259"/>
    </style:style>
    <style:style style:name="P4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635" style:font-name="Cambria" fo:font-size="14.25pt" fo:letter-spacing="normal" fo:font-style="normal" fo:font-weight="normal"/>
    </style:style>
    <style:style style:name="P5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000000" style:font-name="Independent" fo:font-size="13.5pt" fo:letter-spacing="normal" fo:font-style="normal" fo:font-weight="normal" officeooo:paragraph-rsid="00226259"/>
    </style:style>
    <style:style style:name="P6" style:family="paragraph" style:parent-style-name="Text_20_body">
      <loext:graphic-properties draw:fill="solid" draw:fill-color="#f3f3f3" draw:opacity="100%"/>
      <style:paragraph-properties fo:margin-left="0in" fo:margin-right="0in" fo:margin-top="0in" fo:margin-bottom="0in" loext:contextual-spacing="false" fo:line-height="155%" fo:orphans="2" fo:widows="2" fo:text-indent="0in" style:auto-text-indent="false" fo:background-color="#f3f3f3" fo:padding="0in" fo:border="none"/>
      <style:text-properties fo:font-variant="normal" fo:text-transform="none" fo:color="#000000" style:font-name="Independent" fo:font-size="13.5pt" fo:letter-spacing="normal" fo:font-style="normal" fo:font-weight="normal" officeooo:paragraph-rsid="00226259"/>
    </style:style>
    <style:style style:name="T1" style:family="text">
      <style:text-properties fo:color="#292929"/>
    </style:style>
    <style:style style:name="T2" style:family="text">
      <style:text-properties fo:color="#292929" style:font-name="charter" fo:font-size="15.75pt" fo:font-style="italic"/>
    </style:style>
    <style:style style:name="T3" style:family="text">
      <style:text-properties fo:color="#292929" style:font-name="charter" fo:font-size="15.75pt" fo:font-style="italic" fo:font-weight="normal"/>
    </style:style>
    <style:style style:name="T4" style:family="text">
      <style:text-properties fo:color="#292929" style:font-name="charter" fo:font-size="15.75pt" fo:font-style="italic" fo:font-weight="normal" officeooo:rsid="0020479c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officeooo:rsid="0022625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volutionary <text:span text:style-name="T6">networks</text:span> works in an entirely different way than neural networks. </text:p>
      <text:p text:style-name="P1"/>
      <text:p text:style-name="P5">Evolutionary computing uses a different approach. It starts with code generated entirely at random. </text:p>
      <text:p text:style-name="P6">Each of these codes is tested to see whether it achieves the required goal. </text:p>
      <text:p text:style-name="P6">And of course, all the code is awful because it is randomly generated.</text:p>
      <text:p text:style-name="P5">But just by chance, some pieces of code are a little better than others. </text:p>
      <text:p text:style-name="P5">These pieces are then reproduced in a new generation of code, which includes more copies of the better codes.</text:p>
      <text:p text:style-name="P6">However, the next generation cannot be an identical copy of the first.</text:p>
      <text:p text:style-name="P6"/>
      <text:p text:style-name="P5">Each of the new generation is then tested to see how well it works. </text:p>
      <text:p text:style-name="P5">The best pieces of code are preferentially reproduced in another generation, and so on.</text:p>
      <text:p text:style-name="P6">In this way, the code evolves. </text:p>
      <text:p text:style-name="P6">Over time, it becomes better, and after many generations, if conditions are right, it can become better than any human coder can design.</text:p>
      <text:p text:style-name="P1"/>
      <text:p text:style-name="P1"/>
      <text:p text:style-name="P1"/>
      <text:p text:style-name="P1"/>
      <text:p text:style-name="P1"/>
      <text:p text:style-name="P1"/>
      <text:p text:style-name="P1">These games are available in a database called the <text:span text:style-name="T6">Pygame</text:span> Learning Environment, which is increasingly being used to test the learning behavior of algorithms of various kinds. </text:p>
      <text:p text:style-name="P1"/>
      <text:p text:style-name="P1">The task is to create an algorithm that can play a game by looking only at the output from the screen, the same way that humans play. </text:p>
      <text:p text:style-name="P1"/>
      <text:p text:style-name="P1"/>
      <text:p text:style-name="P3">The process begins by randomly creating a code containing <text:span text:style-name="T6">a <text:s/>population of 50</text:span>. This is the “genome” of the program. </text:p>
      <text:p text:style-name="P3"/>
      <text:p text:style-name="P3"><text:soft-page-break/>This genome is then tested to see how well it plays the game, as judged by the score. </text:p>
      <text:p text:style-name="P3">Depending on how well it performs, the genome is then reproduced with mutations and tested again, and so on. </text:p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mbria" svg:font-family="Cambria, serif"/>
    <style:font-face style:name="Independent" svg:font-family="Independent, serif"/>
    <style:font-face style:name="Lohit Devanagari1" svg:font-family="'Lohit Devanagari'"/>
    <style:font-face style:name="charter" svg:font-family="charter, Georgia, Cambria, 'Times New Roman', Times, 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11T08:19:58.001549806</meta:creation-date>
    <dc:date>2021-08-11T12:22:38.471719417</dc:date>
    <meta:editing-duration>PT48M13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2" meta:paragraph-count="16" meta:word-count="265" meta:character-count="1519" meta:non-whitespace-character-count="1258"/>
  </office:meta>
</office:document-meta>
</file>